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14%"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top="0cm" fo:margin-bottom="0cm" loext:contextual-spacing="false" fo:line-height="114%" style:writing-mode="lr-tb"/>
    </style:style>
    <style:style style:name="P5" style:family="paragraph" style:parent-style-name="Text_20_body">
      <style:paragraph-properties fo:margin-top="0cm" fo:margin-bottom="0cm" loext:contextual-spacing="false" fo:line-height="114%" fo:break-before="pag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25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124a768-5907-b19b-cb5d-5b54b9ffb54d"/>SLIDE 1</text:p>
      <text:p text:style-name="Text_20_body"/>
      <text:p text:style-name="P2">ZODB -- Zope object database</text:p>
      <text:p text:style-name="Text_20_body"/>
      <text:p text:style-name="P2">ZODB is based on pickle protocol, a persistency layer built into python. I’ll  give an example of persistency in python.</text:p>
      <text:p text:style-name="Text_20_body"/>
      <text:p text:style-name="P1">SLIDE 2</text:p>
      <text:p text:style-name="Text_20_body"/>
      <text:p text:style-name="P4"><text:span text:style-name="T1">You can save built-in types as well as anything that inherits from object type. just use </text:span><text:span text:style-name="T2">pickle.dump</text:span><text:span text:style-name="T3"> </text:span><text:span text:style-name="T1">and </text:span><text:span text:style-name="T3"> </text:span><text:span text:style-name="T2">pickle.load</text:span></text:p>
      <text:p text:style-name="Text_20_body"/>
      <text:p text:style-name="P2">Of course every type that gets loaded from pickle file, has to be present in the namespace</text:p>
      <text:p text:style-name="Text_20_body"/>
      <text:p text:style-name="P1">SLIDE 3</text:p>
      <text:p text:style-name="Text_20_body"/>
      <text:p text:style-name="P2">Installing ZODB </text:p>
      <text:p text:style-name="P2">$ pip install ZODB</text:p>
      <text:p text:style-name="Text_20_body"/>
      <text:p text:style-name="P1">SLIDE 4</text:p>
      <text:p text:style-name="Text_20_body"/>
      <text:p text:style-name="P2">Saving  objects to ZODB, Transactions.</text:p>
      <text:p text:style-name="P4"><text:a xlink:type="simple" xlink:href="http://zodb.readthedocs.org/en/latest/" text:style-name="Internet_20_link" text:visited-style-name="Visited_20_Internet_20_Link"><text:span text:style-name="T4">http://zodb.readthedocs.org/en/latest/</text:span></text:a></text:p>
      <text:p text:style-name="P2">Concepts:</text:p>
      <text:p text:style-name="P4"><text:span text:style-name="T3">    </text:span><text:span text:style-name="T1">Root Object -- acts like a python dictionary, can store data either directly or, as a root node of a tree hierarchy.</text:span></text:p>
      <text:p text:style-name="Text_20_body"/>
      <text:p text:style-name="P1">SLIDE 5</text:p>
      <text:p text:style-name="Text_20_body"/>
      <text:p text:style-name="P2">Reading objects and undoing history. More on transactions.</text:p>
      <text:p text:style-name="Text_20_body"/>
      <text:p text:style-name="P2">HIstory and transactions are two distinct things. Show examples how to undo history while </text:p>
      <text:p text:style-name="Text_20_body"/>
      <text:p text:style-name="P1">SLIDE 6</text:p>
      <text:p text:style-name="Text_20_body"/>
      <text:p text:style-name="P2">Save objects automatically after every change --</text:p>
      <text:p text:style-name="P2">Persistent class</text:p>
      <text:p text:style-name="P2"><text:soft-page-break/>import persistent</text:p>
      <text:p text:style-name="Text_20_body"/>
      <text:p text:style-name="P2">persistent works only slightly differently from pickle example, instead of constantly saving any generic objects to a serialized file, we inherit that object from persistent and then save any changes using transaction.commit()</text:p>
      <text:p text:style-name="Text_20_body"/>
      <text:p text:style-name="P1">SLIDE 7</text:p>
      <text:p text:style-name="Text_20_body"/>
      <text:p text:style-name="P2">ZODB Persistent containers.</text:p>
      <text:p text:style-name="Text_20_body"/>
      <text:p text:style-name="P2">Folderish type of persistency, mutable object caveat.</text:p>
      <text:p text:style-name="Text_20_body"/>
      <text:p text:style-name="P2">self._p_changed = True / False</text:p>
      <text:p text:style-name="Text_20_body"/>
      <text:p text:style-name="P1">SLIDE 7</text:p>
      <text:p text:style-name="P2">Indexing and fast searching</text:p>
      <text:p text:style-name="P2">No built-in indexer, but there’s many add on indexers from zope or other projects</text:p>
      <text:p text:style-name="P2">zope.catalog -- bare-bone, designed to work with zope framework</text:p>
      <text:p text:style-name="P2">ZCatalog (standard wrapper?) of zope.catalog used in Zope and Plone</text:p>
      <text:p text:style-name="P2">zc.catalog -- (zc stands for ZopeComponent) designed to work with grok</text:p>
      <text:p text:style-name="P2">repoze.catalog -- depends on zope.app.catalog and zope.index, a more generic implementation that allows indexing any python objects. Used in Pyramid.</text:p>
      <text:p text:style-name="Text_20_body"/>
      <text:p text:style-name="P2">---------&gt;</text:p>
      <text:p text:style-name="P2">zc.catalog</text:p>
      <text:p text:style-name="P2">http://grok-community-docs.readthedocs.org/en/latest/data_access/index_and_search_zodb.html</text:p>
      <text:p text:style-name="P4"><text:a xlink:type="simple" xlink:href="https://pypi.python.org/pypi/zc.catalog" text:style-name="Internet_20_link" text:visited-style-name="Visited_20_Internet_20_Link"><text:span text:style-name="T4">https://pypi.python.org/pypi/zc.catalog</text:span></text:a></text:p>
      <text:p text:style-name="P2">---------&gt;</text:p>
      <text:p text:style-name="P2">You won’t be able to perform SQL-style joins to search related objects.</text:p>
      <text:p text:style-name="Text_20_body"/>
      <text:p text:style-name="P1">SLIDE 8</text:p>
      <text:p text:style-name="P2">repoze.catalog</text:p>
      <text:p text:style-name="P4"><text:a xlink:type="simple" xlink:href="http://docs.repoze.org/catalog/" text:style-name="Internet_20_link" text:visited-style-name="Visited_20_Internet_20_Link"><text:span text:style-name="T4">http://docs.repoze.org/catalog/</text:span></text:a></text:p>
      <text:p text:style-name="P4"><text:a xlink:type="simple" xlink:href="http://docs.repoze.org/catalog/overview.html" text:style-name="Internet_20_link" text:visited-style-name="Visited_20_Internet_20_Link"><text:span text:style-name="T4">http://docs.repoze.org/catalog/overview.html</text:span></text:a></text:p>
      <text:p text:style-name="P4"><text:a xlink:type="simple" xlink:href="http://mainlydata.kubadev.com/python/repoze-catalog-and-zodb-beginners-example-part-1/" text:style-name="Internet_20_link" text:visited-style-name="Visited_20_Internet_20_Link"><text:span text:style-name="T4">http://mainlydata.kubadev.com/python/repoze-catalog-and-zodb-beginners-example-part-1/</text:span></text:a></text:p>
      <text:p text:style-name="Text_20_body"/>
      <text:p text:style-name="P1">SLIDE 7</text:p>
      <text:p text:style-name="Text_20_body"/>
      <text:p text:style-name="P2">ZEO, production configuration and buildout</text:p>
      <text:p text:style-name="Text_20_body"/>
      <text:p text:style-name="P2"><text:soft-page-break/>ZEO - Zope Enterprise Objects, provides concurrent and network access to a database backend, but written with zodb in mind. Optimized for reading rather than writing, under worst case scenario can use up more cpu to order write messages rather than perform writes.</text:p>
      <text:p text:style-name="P4"><text:a xlink:type="simple" xlink:href="https://pypi.python.org/pypi/ZEO" text:style-name="Internet_20_link" text:visited-style-name="Visited_20_Internet_20_Link"><text:span text:style-name="T4">https://pypi.python.org/pypi/ZEO</text:span></text:a></text:p>
      <text:p text:style-name="P4"><text:a xlink:type="simple" xlink:href="http://zodborg.readthedocs.org/en/latest/documentation/guide/zeo.html" text:style-name="Internet_20_link" text:visited-style-name="Visited_20_Internet_20_Link"><text:span text:style-name="T4">http://zodborg.readthedocs.org/en/latest/documentation/guide/zeo.html</text:span></text:a></text:p>
      <text:p text:style-name="P4"><text:a xlink:type="simple" xlink:href="http://pyinsci.blogspot.ca/2007/09/zodb-vs-relational-database-simple.html" text:style-name="Internet_20_link" text:visited-style-name="Visited_20_Internet_20_Link"><text:span text:style-name="T4">http://pyinsci.blogspot.ca/2007/09/zodb-vs-relational-database-simple.html</text:span></text:a></text:p>
      <text:p text:style-name="Text_20_body"/>
      <text:p text:style-name="P1">SLIDE 8</text:p>
      <text:p text:style-name="Text_20_body"/>
      <text:p text:style-name="P2">Frameworks, using zodb for persistence -- zope, grok, pyramid</text:p>
      <text:p text:style-name="P2">Mention that the most common use of ZODB is name mapping of DB objects to url, in content management system, which facilitates simplest URL routing method that could be understood by site content creators and not only programmers.</text:p>
      <text:p text:style-name="Text_20_body"><text:line-break/><text:line-break/></text:p>
      <text:p text:style-name="P5">Slide notes:</text:p>
      <text:p text:style-name="P4"><text:span text:style-name="T3">    </text:span><text:span text:style-name="T1">Slide 8 -- Zope architecture.</text:span></text:p>
      <text:p text:style-name="P4"><text:span text:style-name="T3">    </text:span><text:span text:style-name="T1">Storage -- low-level details of handling storage. Examples: File Storage -- default db, Directory Storage -- storing files, RelStorage(Use relational databases as a backend</text:span></text:p>
      <text:p text:style-name="P4"><text:span text:style-name="T3">    </text:span><text:span text:style-name="T1">Database -- a process that handles a pool of connections</text:span></text:p>
      <text:p text:style-name="P4"><text:span text:style-name="T3">    </text:span><text:span text:style-name="T1">Connection -- provides access to objects inside the pool</text:span></text:p>
      <text:p text:style-name="P3">    </text:p>
      <text:p text:style-name="Text_20_body"/>
      <text:p text:style-name="P2">Environment setup notes:</text:p>
      <text:p text:style-name="Text_20_body"/>
      <text:p text:style-name="P2">cd ~/git/ZODB-talk</text:p>
      <text:p text:style-name="P2">workon zodb-tal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02:09:15.875485643</meta:creation-date>
    <dc:date>2014-09-09T02:09:40.481715519</dc:date>
    <meta:editing-duration>PT24S</meta:editing-duration>
    <meta:editing-cycles>1</meta:editing-cycles>
    <meta:document-statistic meta:table-count="0" meta:image-count="0" meta:object-count="0" meta:page-count="4" meta:paragraph-count="63" meta:word-count="444" meta:character-count="3276" meta:non-whitespace-character-count="2864"/>
    <meta:generator>LibreOffice/4.3.0.4$Linux_X86_64 LibreOffice_project/430m0$Build-4</meta:generator>
  </office:meta>
</office:document-meta>
</file>